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ba7" officeooo:paragraph-rsid="0002eba7"/>
    </style:style>
    <style:style style:name="P2" style:family="paragraph" style:parent-style-name="Standard">
      <style:text-properties officeooo:rsid="000359ff" officeooo:paragraph-rsid="000359ff"/>
    </style:style>
    <style:style style:name="P3" style:family="paragraph" style:parent-style-name="Standard">
      <style:text-properties officeooo:paragraph-rsid="000359ff"/>
    </style:style>
    <style:style style:name="T1" style:family="text">
      <style:text-properties officeooo:rsid="000359f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ul Pineau</text:p>
      <text:p text:style-name="P2"/>
      <text:p text:style-name="P2"/>
      <text:p text:style-name="P2"><text:tab/><text:tab/><text:tab/></text:p>
      <text:p text:style-name="P3"><text:span text:style-name="T1"><text:tab/><text:tab/><text:tab/>N</text:span><text:span text:style-name="T2">avigation autonome d'un robot par algorithme génétique</text:span></text:p>
      <text:p text:style-name="P2"/>
      <text:p text:style-name="P1"/>
      <text:p text:style-name="P1">Dans un lac un robot doit souvent effectuer un chemins entre différents waypoints. Utiliser une machine a état fini comporte beaucoup d’avantages notamment sur la complexité algorithmique du controleur qui en découle. Cependant trouver ce contrôleur peut être compliqué. </text:p>
      <text:p text:style-name="P1">Dans ce sujet, il s’agit de trouver la FSM optimale pour la trajectoire de l’AUV par le biais d’un algorithme génétiqu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0:03:29.414708929</meta:creation-date>
    <dc:date>2020-11-23T10:13:14.227730203</dc:date>
    <meta:editing-duration>PT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9" meta:character-count="464" meta:non-whitespace-character-count="391"/>
  </office:meta>
</office:document-meta>
</file>